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3:.B22])" office:value-type="float" office:value="48.35" calcext:value-type="float">
            <text:p>48.35</text:p>
          </table:table-cell>
          <table:table-cell table:style-name="Default" table:formula="of:=AVERAGE([.C3:.C22])" office:value-type="float" office:value="52.85" calcext:value-type="float">
            <text:p>52.85</text:p>
          </table:table-cell>
          <table:table-cell table:style-name="Default" table:formula="of:=AVERAGE([.D3:.D22])" office:value-type="float" office:value="44.05" calcext:value-type="float">
            <text:p>44.05</text:p>
          </table:table-cell>
          <table:table-cell table:style-name="Default" table:formula="of:=AVERAGE([.E3:.E22])" office:value-type="float" office:value="58.8" calcext:value-type="float">
            <text:p>58.8</text:p>
          </table:table-cell>
          <table:table-cell table:style-name="Default" table:formula="of:=AVERAGE([.F3:.F22])" office:value-type="float" office:value="53.7" calcext:value-type="float">
            <text:p>53.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Default" table:formula="of:=STDEV([.B3:.B22])" office:value-type="float" office:value="33.0363037947809" calcext:value-type="float">
            <text:p>33.0363037948</text:p>
          </table:table-cell>
          <table:table-cell table:style-name="Default" table:formula="of:=STDEV([.C3:.C22])" office:value-type="float" office:value="27.4423318788212" calcext:value-type="float">
            <text:p>27.4423318788</text:p>
          </table:table-cell>
          <table:table-cell table:style-name="Default" table:formula="of:=STDEV([.D3:.D22])" office:value-type="float" office:value="30.9523827838827" calcext:value-type="float">
            <text:p>30.9523827839</text:p>
          </table:table-cell>
          <table:table-cell table:style-name="Default" table:formula="of:=STDEV([.E3:.E22])" office:value-type="float" office:value="31.0883291691" calcext:value-type="float">
            <text:p>31.0883291691</text:p>
          </table:table-cell>
          <table:table-cell table:style-name="Default" table:formula="of:=STDEV([.F3:.F22])" office:value-type="float" office:value="26.7229450000123" calcext:value-type="float">
            <text:p>26.722945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Covariance Matrix</text:p>
          </table:table-cell>
          <table:table-cell table:style-name="Default" table:number-matrix-columns-spanned="5" table:number-matrix-rows-spanned="5" table:formula="of:=MMULT(TRANSPOSE([.B3:.F22]); [.B3:.F22])" office:value-type="float" office:value="67491" calcext:value-type="float">
            <text:p>67491</text:p>
          </table:table-cell>
          <table:table-cell table:style-name="Default" office:value-type="float" office:value="50663" calcext:value-type="float">
            <text:p>50663</text:p>
          </table:table-cell>
          <table:table-cell table:style-name="Default" office:value-type="float" office:value="42238" calcext:value-type="float">
            <text:p>42238</text:p>
          </table:table-cell>
          <table:table-cell table:style-name="Default" office:value-type="float" office:value="62263" calcext:value-type="float">
            <text:p>62263</text:p>
          </table:table-cell>
          <table:table-cell table:style-name="Default" office:value-type="float" office:value="55168" calcext:value-type="float">
            <text:p>55168</text:p>
          </table:table-cell>
        </table:table-row>
        <table:table-row table:style-name="ro1">
          <table:table-cell/>
          <table:table-cell table:style-name="Default" office:value-type="float" office:value="50663" calcext:value-type="float">
            <text:p>50663</text:p>
          </table:table-cell>
          <table:table-cell table:style-name="Default" office:value-type="float" office:value="70171" calcext:value-type="float">
            <text:p>70171</text:p>
          </table:table-cell>
          <table:table-cell table:style-name="Default" office:value-type="float" office:value="46745" calcext:value-type="float">
            <text:p>46745</text:p>
          </table:table-cell>
          <table:table-cell table:style-name="Default" office:value-type="float" office:value="67157" calcext:value-type="float">
            <text:p>67157</text:p>
          </table:table-cell>
          <table:table-cell table:style-name="Default" office:value-type="float" office:value="52981" calcext:value-type="float">
            <text:p>52981</text:p>
          </table:table-cell>
        </table:table-row>
        <table:table-row table:style-name="ro1">
          <table:table-cell/>
          <table:table-cell table:style-name="Default" office:value-type="float" office:value="42238" calcext:value-type="float">
            <text:p>42238</text:p>
          </table:table-cell>
          <table:table-cell table:style-name="Default" office:value-type="float" office:value="46745" calcext:value-type="float">
            <text:p>46745</text:p>
          </table:table-cell>
          <table:table-cell table:style-name="Default" office:value-type="float" office:value="57011" calcext:value-type="float">
            <text:p>57011</text:p>
          </table:table-cell>
          <table:table-cell table:style-name="Default" office:value-type="float" office:value="48649" calcext:value-type="float">
            <text:p>48649</text:p>
          </table:table-cell>
          <table:table-cell table:style-name="Default" office:value-type="float" office:value="49698" calcext:value-type="float">
            <text:p>49698</text:p>
          </table:table-cell>
        </table:table-row>
        <table:table-row table:style-name="ro1">
          <table:table-cell/>
          <table:table-cell table:style-name="Default" office:value-type="float" office:value="62263" calcext:value-type="float">
            <text:p>62263</text:p>
          </table:table-cell>
          <table:table-cell table:style-name="Default" office:value-type="float" office:value="67157" calcext:value-type="float">
            <text:p>67157</text:p>
          </table:table-cell>
          <table:table-cell table:style-name="Default" office:value-type="float" office:value="48649" calcext:value-type="float">
            <text:p>48649</text:p>
          </table:table-cell>
          <table:table-cell table:style-name="Default" office:value-type="float" office:value="87512" calcext:value-type="float">
            <text:p>87512</text:p>
          </table:table-cell>
          <table:table-cell table:style-name="Default" office:value-type="float" office:value="59347" calcext:value-type="float">
            <text:p>59347</text:p>
          </table:table-cell>
        </table:table-row>
        <table:table-row table:style-name="ro1">
          <table:table-cell/>
          <table:table-cell table:style-name="Default" office:value-type="float" office:value="55168" calcext:value-type="float">
            <text:p>55168</text:p>
          </table:table-cell>
          <table:table-cell table:style-name="Default" office:value-type="float" office:value="52981" calcext:value-type="float">
            <text:p>52981</text:p>
          </table:table-cell>
          <table:table-cell table:style-name="Default" office:value-type="float" office:value="49698" calcext:value-type="float">
            <text:p>49698</text:p>
          </table:table-cell>
          <table:table-cell table:style-name="Default" office:value-type="float" office:value="59347" calcext:value-type="float">
            <text:p>59347</text:p>
          </table:table-cell>
          <table:table-cell table:style-name="Default" office:value-type="float" office:value="71242" calcext:value-type="float">
            <text:p>71242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Correlation Matrix</text:p>
          </table:table-cell>
          <table:table-cell table:style-name="Default" table:number-matrix-columns-spanned="5" table:number-matrix-rows-spanned="5" table:formula="of:=MMULT(TRANSPOSE(([.B3:.F22]-[.B23:.F23])/[.B24:.F24]); ([.B3:.F22]-[.B23:.F23])/[.B24:.F24])*(1/20)" office:value-type="float" office:value="0.95" calcext:value-type="float">
            <text:p>0.95</text:p>
          </table:table-cell>
          <table:table-cell table:style-name="Default" office:value-type="float" office:value="-0.0244293688587644" calcext:value-type="float">
            <text:p>-0.0244293689</text:p>
          </table:table-cell>
          <table:table-cell table:style-name="Default" office:value-type="float" office:value="-0.0175223307748395" calcext:value-type="float">
            <text:p>-0.0175223308</text:p>
          </table:table-cell>
          <table:table-cell table:style-name="Default" office:value-type="float" office:value="0.263056047232047" calcext:value-type="float">
            <text:p>0.2630560472</text:p>
          </table:table-cell>
          <table:table-cell table:style-name="Default" office:value-type="float" office:value="0.183507005980797" calcext:value-type="float">
            <text:p>0.183507006</text:p>
          </table:table-cell>
        </table:table-row>
        <table:table-row table:style-name="ro1">
          <table:table-cell/>
          <table:table-cell table:style-name="Default" office:value-type="float" office:value="-0.0244293688587644" calcext:value-type="float">
            <text:p>-0.0244293689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0.0108399337430467" calcext:value-type="float">
            <text:p>0.0108399337</text:p>
          </table:table-cell>
          <table:table-cell table:style-name="Default" office:value-type="float" office:value="0.29335290933021" calcext:value-type="float">
            <text:p>0.2933529093</text:p>
          </table:table-cell>
          <table:table-cell table:style-name="Default" office:value-type="float" office:value="-0.257718137845717" calcext:value-type="float">
            <text:p>-0.2577181378</text:p>
          </table:table-cell>
        </table:table-row>
        <table:table-row table:style-name="ro1">
          <table:table-cell/>
          <table:table-cell table:style-name="Default" office:value-type="float" office:value="-0.0175223307748395" calcext:value-type="float">
            <text:p>-0.0175223308</text:p>
          </table:table-cell>
          <table:table-cell table:style-name="Default" office:value-type="float" office:value="0.0108399337430467" calcext:value-type="float">
            <text:p>0.0108399337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163874992150049" calcext:value-type="float">
            <text:p>-0.1638749922</text:p>
          </table:table-cell>
          <table:table-cell table:style-name="Default" office:value-type="float" office:value="0.144371170491723" calcext:value-type="float">
            <text:p>0.1443711705</text:p>
          </table:table-cell>
        </table:table-row>
        <table:table-row table:style-name="ro1">
          <table:table-cell/>
          <table:table-cell table:style-name="Default" office:value-type="float" office:value="0.263056047232047" calcext:value-type="float">
            <text:p>0.2630560472</text:p>
          </table:table-cell>
          <table:table-cell table:style-name="Default" office:value-type="float" office:value="0.29335290933021" calcext:value-type="float">
            <text:p>0.2933529093</text:p>
          </table:table-cell>
          <table:table-cell table:style-name="Default" office:value-type="float" office:value="-0.163874992150049" calcext:value-type="float">
            <text:p>-0.1638749922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228955798072469" calcext:value-type="float">
            <text:p>-0.2289557981</text:p>
          </table:table-cell>
        </table:table-row>
        <table:table-row table:style-name="ro1">
          <table:table-cell/>
          <table:table-cell table:style-name="Default" office:value-type="float" office:value="0.183507005980797" calcext:value-type="float">
            <text:p>0.183507006</text:p>
          </table:table-cell>
          <table:table-cell table:style-name="Default" office:value-type="float" office:value="-0.257718137845717" calcext:value-type="float">
            <text:p>-0.2577181378</text:p>
          </table:table-cell>
          <table:table-cell table:style-name="Default" office:value-type="float" office:value="0.144371170491723" calcext:value-type="float">
            <text:p>0.1443711705</text:p>
          </table:table-cell>
          <table:table-cell table:style-name="Default" office:value-type="float" office:value="-0.228955798072469" calcext:value-type="float">
            <text:p>-0.2289557981</text:p>
          </table:table-cell>
          <table:table-cell table:style-name="Default" office:value-type="float" office:value="0.95" calcext:value-type="float">
            <text:p>0.95</text:p>
          </table:table-cell>
        </table:table-row>
      </table:table>
      <table:table table:name="Sheet2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6" calcext:value-type="float">
            <text:p>8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65" calcext:value-type="float">
            <text:p>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59" calcext:value-type="float">
            <text:p>59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97" calcext:value-type="float">
            <text:p>9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table:number-columns-repeated="2"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75" calcext:value-type="float">
            <text:p>75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74" calcext:value-type="float">
            <text:p>7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variance Matrix</text:p>
          </table:table-cell>
          <table:table-cell office:value-type="float" office:value="67491" calcext:value-type="float">
            <text:p>67491</text:p>
          </table:table-cell>
          <table:table-cell office:value-type="float" office:value="50663" calcext:value-type="float">
            <text:p>50663</text:p>
          </table:table-cell>
          <table:table-cell office:value-type="float" office:value="42238" calcext:value-type="float">
            <text:p>42238</text:p>
          </table:table-cell>
          <table:table-cell office:value-type="float" office:value="62263" calcext:value-type="float">
            <text:p>62263</text:p>
          </table:table-cell>
          <table:table-cell office:value-type="float" office:value="55168" calcext:value-type="float">
            <text:p>55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663" calcext:value-type="float">
            <text:p>50663</text:p>
          </table:table-cell>
          <table:table-cell office:value-type="float" office:value="70171" calcext:value-type="float">
            <text:p>70171</text:p>
          </table:table-cell>
          <table:table-cell office:value-type="float" office:value="46745" calcext:value-type="float">
            <text:p>46745</text:p>
          </table:table-cell>
          <table:table-cell office:value-type="float" office:value="67157" calcext:value-type="float">
            <text:p>67157</text:p>
          </table:table-cell>
          <table:table-cell office:value-type="float" office:value="52981" calcext:value-type="float">
            <text:p>52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238" calcext:value-type="float">
            <text:p>42238</text:p>
          </table:table-cell>
          <table:table-cell office:value-type="float" office:value="46745" calcext:value-type="float">
            <text:p>46745</text:p>
          </table:table-cell>
          <table:table-cell office:value-type="float" office:value="57011" calcext:value-type="float">
            <text:p>57011</text:p>
          </table:table-cell>
          <table:table-cell office:value-type="float" office:value="48649" calcext:value-type="float">
            <text:p>48649</text:p>
          </table:table-cell>
          <table:table-cell office:value-type="float" office:value="49698" calcext:value-type="float">
            <text:p>49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263" calcext:value-type="float">
            <text:p>62263</text:p>
          </table:table-cell>
          <table:table-cell office:value-type="float" office:value="67157" calcext:value-type="float">
            <text:p>67157</text:p>
          </table:table-cell>
          <table:table-cell office:value-type="float" office:value="48649" calcext:value-type="float">
            <text:p>48649</text:p>
          </table:table-cell>
          <table:table-cell office:value-type="float" office:value="87512" calcext:value-type="float">
            <text:p>87512</text:p>
          </table:table-cell>
          <table:table-cell office:value-type="float" office:value="59347" calcext:value-type="float">
            <text:p>5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168" calcext:value-type="float">
            <text:p>55168</text:p>
          </table:table-cell>
          <table:table-cell office:value-type="float" office:value="52981" calcext:value-type="float">
            <text:p>52981</text:p>
          </table:table-cell>
          <table:table-cell office:value-type="float" office:value="49698" calcext:value-type="float">
            <text:p>49698</text:p>
          </table:table-cell>
          <table:table-cell office:value-type="float" office:value="59347" calcext:value-type="float">
            <text:p>59347</text:p>
          </table:table-cell>
          <table:table-cell office:value-type="float" office:value="71242" calcext:value-type="float">
            <text:p>7124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</text:p>
          </table:table-cell>
          <table:table-cell table:number-matrix-columns-spanned="5" table:number-matrix-rows-spanned="5" table:formula="of:=MUNIT(5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9198.077122" calcext:value-type="float">
            <text:p>9198.077122</text:p>
          </table:table-cell>
          <table:table-cell office:value-type="string" calcext:value-type="string">
            <text:p>Det(A-LI)</text:p>
          </table:table-cell>
          <table:table-cell table:formula="of:=MDETERM([.B37:.F41])" office:value-type="float" office:value="-55708147887.8545" calcext:value-type="float">
            <text:p>-55708147887.8545</text:p>
          </table:table-cell>
          <table:table-cell table:number-columns-repeated="3"/>
          <table:table-cell office:value-type="string" calcext:value-type="string">
            <text:p>Length</text:p>
          </table:table-cell>
          <table:table-cell table:formula="of:=SUM([.I37:.I4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v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-LI</text:p>
          </table:table-cell>
          <table:table-cell table:number-matrix-columns-spanned="5" table:number-matrix-rows-spanned="5" table:formula="of:=[.B24:.F28]-([.B35]*[.B30:.F34])" office:value-type="float" office:value="58292.922878" calcext:value-type="float">
            <text:p>58292.922878</text:p>
          </table:table-cell>
          <table:table-cell office:value-type="float" office:value="50663" calcext:value-type="float">
            <text:p>50663</text:p>
          </table:table-cell>
          <table:table-cell office:value-type="float" office:value="42238" calcext:value-type="float">
            <text:p>42238</text:p>
          </table:table-cell>
          <table:table-cell office:value-type="float" office:value="62263" calcext:value-type="float">
            <text:p>62263</text:p>
          </table:table-cell>
          <table:table-cell office:value-type="float" office:value="55168" calcext:value-type="float">
            <text:p>55168</text:p>
          </table:table-cell>
          <table:table-cell/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matrix-columns-spanned="1" table:number-matrix-rows-spanned="5" table:formula="of:=MMULT([.B24:.F28]; [.I37:.I41])" office:value-type="float" office:value="277823" calcext:value-type="float">
            <text:p>277823</text:p>
          </table:table-cell>
          <table:table-cell table:number-matrix-columns-spanned="1" table:number-matrix-rows-spanned="5" table:formula="of:=[.B35]*[.I37:.I41]" office:value-type="float" office:value="9198.077122" calcext:value-type="float">
            <text:p>9198.077122</text:p>
          </table:table-cell>
          <table:table-cell table:formula="of:=[.J37]^2 - [.K37]^2" office:value-type="float" office:value="77101014706.2577" calcext:value-type="float">
            <text:p>77101014706.2577</text:p>
          </table:table-cell>
        </table:table-row>
        <table:table-row table:style-name="ro1">
          <table:table-cell/>
          <table:table-cell office:value-type="float" office:value="50663" calcext:value-type="float">
            <text:p>50663</text:p>
          </table:table-cell>
          <table:table-cell office:value-type="float" office:value="60972.922878" calcext:value-type="float">
            <text:p>60972.922878</text:p>
          </table:table-cell>
          <table:table-cell office:value-type="float" office:value="46745" calcext:value-type="float">
            <text:p>46745</text:p>
          </table:table-cell>
          <table:table-cell office:value-type="float" office:value="67157" calcext:value-type="float">
            <text:p>67157</text:p>
          </table:table-cell>
          <table:table-cell office:value-type="float" office:value="52981" calcext:value-type="float">
            <text:p>52981</text:p>
          </table:table-cell>
          <table:table-cell/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float" office:value="287717" calcext:value-type="float">
            <text:p>287717</text:p>
          </table:table-cell>
          <table:table-cell office:value-type="float" office:value="9198.077122" calcext:value-type="float">
            <text:p>9198.077122</text:p>
          </table:table-cell>
          <table:table-cell table:formula="of:=[.J38]^2 - [.K38]^2" office:value-type="float" office:value="82696467466.2577" calcext:value-type="float">
            <text:p>82696467466.2577</text:p>
          </table:table-cell>
        </table:table-row>
        <table:table-row table:style-name="ro1">
          <table:table-cell/>
          <table:table-cell office:value-type="float" office:value="42238" calcext:value-type="float">
            <text:p>42238</text:p>
          </table:table-cell>
          <table:table-cell office:value-type="float" office:value="46745" calcext:value-type="float">
            <text:p>46745</text:p>
          </table:table-cell>
          <table:table-cell office:value-type="float" office:value="47812.922878" calcext:value-type="float">
            <text:p>47812.922878</text:p>
          </table:table-cell>
          <table:table-cell office:value-type="float" office:value="48649" calcext:value-type="float">
            <text:p>48649</text:p>
          </table:table-cell>
          <table:table-cell office:value-type="float" office:value="49698" calcext:value-type="float">
            <text:p>49698</text:p>
          </table:table-cell>
          <table:table-cell/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office:value-type="float" office:value="244341" calcext:value-type="float">
            <text:p>244341</text:p>
          </table:table-cell>
          <table:table-cell office:value-type="float" office:value="9198.077122" calcext:value-type="float">
            <text:p>9198.077122</text:p>
          </table:table-cell>
          <table:table-cell table:formula="of:=[.J39]^2 - [.K39]^2" office:value-type="float" office:value="59617919658.2578" calcext:value-type="float">
            <text:p>59617919658.2578</text:p>
          </table:table-cell>
        </table:table-row>
        <table:table-row table:style-name="ro1">
          <table:table-cell/>
          <table:table-cell office:value-type="float" office:value="62263" calcext:value-type="float">
            <text:p>62263</text:p>
          </table:table-cell>
          <table:table-cell office:value-type="float" office:value="67157" calcext:value-type="float">
            <text:p>67157</text:p>
          </table:table-cell>
          <table:table-cell office:value-type="float" office:value="48649" calcext:value-type="float">
            <text:p>48649</text:p>
          </table:table-cell>
          <table:table-cell office:value-type="float" office:value="78313.922878" calcext:value-type="float">
            <text:p>78313.922878</text:p>
          </table:table-cell>
          <table:table-cell office:value-type="float" office:value="59347" calcext:value-type="float">
            <text:p>59347</text:p>
          </table:table-cell>
          <table:table-cell/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float" office:value="324928" calcext:value-type="float">
            <text:p>324928</text:p>
          </table:table-cell>
          <table:table-cell office:value-type="float" office:value="9198.077122" calcext:value-type="float">
            <text:p>9198.077122</text:p>
          </table:table-cell>
          <table:table-cell table:formula="of:=[.J40]^2 - [.K40]^2" office:value-type="float" office:value="105493600561.258" calcext:value-type="float">
            <text:p>105493600561.258</text:p>
          </table:table-cell>
        </table:table-row>
        <table:table-row table:style-name="ro1">
          <table:table-cell/>
          <table:table-cell office:value-type="float" office:value="55168" calcext:value-type="float">
            <text:p>55168</text:p>
          </table:table-cell>
          <table:table-cell office:value-type="float" office:value="52981" calcext:value-type="float">
            <text:p>52981</text:p>
          </table:table-cell>
          <table:table-cell office:value-type="float" office:value="49698" calcext:value-type="float">
            <text:p>49698</text:p>
          </table:table-cell>
          <table:table-cell office:value-type="float" office:value="59347" calcext:value-type="float">
            <text:p>59347</text:p>
          </table:table-cell>
          <table:table-cell office:value-type="float" office:value="62043.922878" calcext:value-type="float">
            <text:p>62043.922878</text:p>
          </table:table-cell>
          <table:table-cell/>
          <table:table-cell office:value-type="string" calcext:value-type="string">
            <text:p>x5</text:p>
          </table:table-cell>
          <table:table-cell office:value-type="float" office:value="1" calcext:value-type="float">
            <text:p>1</text:p>
          </table:table-cell>
          <table:table-cell office:value-type="float" office:value="288436" calcext:value-type="float">
            <text:p>288436</text:p>
          </table:table-cell>
          <table:table-cell office:value-type="float" office:value="9198.077122" calcext:value-type="float">
            <text:p>9198.077122</text:p>
          </table:table-cell>
          <table:table-cell table:formula="of:=[.J41]^2 - [.K41]^2" office:value-type="float" office:value="83110721473.2577" calcext:value-type="float">
            <text:p>83110721473.257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SSE</text:p>
          </table:table-cell>
          <table:table-cell table:formula="of:=SUM([.L37:.L41])" office:value-type="float" office:value="408019723865.289" calcext:value-type="float">
            <text:p>408019723865.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8:44:16.911000000</meta:creation-date>
    <dc:date>2015-07-20T19:57:28.707000000</dc:date>
    <meta:editing-duration>PT41M1S</meta:editing-duration>
    <meta:editing-cycles>3</meta:editing-cycles>
    <meta:generator>LibreOffice/4.4.4.3$Windows_x86 LibreOffice_project/2c39ebcf046445232b798108aa8a7e7d89552ea8</meta:generator>
    <meta:document-statistic meta:table-count="2" meta:cell-count="389" meta:object-count="0"/>
  </office:meta>
</office:document-meta>
</file>